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RegisterRule.begin( String namespace , String name ,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RegisterRule.ConfigRegisterRule( String 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